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TimesNewRomanPS" svg:font-family="TimesNewRomanPS"/>
    <style:font-face style:name="TimesNewRomanPSMT" svg:font-family="TimesNewRomanPS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NewRomanPSMT" fo:font-size="12pt"/>
    </style:style>
    <style:style style:name="P2" style:family="paragraph" style:parent-style-name="Text_20_body">
      <style:text-properties style:font-name="Calibri" fo:font-size="12pt"/>
    </style:style>
    <style:style style:name="P3" style:family="paragraph" style:parent-style-name="Text_20_body" style:list-style-name="L2"/>
    <style:style style:name="P4" style:family="paragraph" style:parent-style-name="Text_20_body">
      <style:paragraph-properties fo:margin-left="0in" fo:margin-right="0in" fo:text-indent="0in" style:auto-text-indent="false"/>
      <style:text-properties style:font-name="TimesNewRomanPSMT" fo:font-size="12pt"/>
    </style:style>
    <style:style style:name="P5" style:family="paragraph" style:parent-style-name="Header">
      <style:paragraph-properties fo:text-align="end" style:justify-single-word="false"/>
    </style:style>
    <style:style style:name="T1" style:family="text">
      <style:text-properties style:font-name="TimesNewRomanPSMT" fo:font-size="12pt"/>
    </style:style>
    <style:style style:name="T2" style:family="text">
      <style:text-properties style:font-name="TimesNewRomanPS" fo:font-size="12pt" fo:font-style="italic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Andrew Dirksen</text:p>
      <text:p text:style-name="P1">Topic: Higher Order Questions</text:p>
      <text:p text:style-name="P1">General Purpose: To inform</text:p>
      <text:p text:style-name="P1">Specific Purpose: To introduce the class to common higher order functions, and their uses.</text:p>
      <text:p text:style-name="P4"/>
      <text:list xml:id="list8895447353008468665" text:style-name="L2">
        <text:list-item>
          <text:p text:style-name="P3"><text:span text:style-name="T1">Introduction</text:span></text:p>
          <text:list>
            <text:list-item>
              <text:p text:style-name="P3"><text:span text:style-name="T1">Attention-getter: Let's think of some non-open-ended questions. For example: Which is more popular, dogs or cats. Extra points if the question is silly.</text:span></text:p>
              <text:list>
                <text:list-item>
                  <text:p text:style-name="P3"><text:span text:style-name="T1">(break questions down on the board if possible until you need a higher order function)</text:span></text:p>
                </text:list-item>
              </text:list>
            </text:list-item>
            <text:list-item>
              <text:p text:style-name="P3"><text:span text:style-name="T1">Thesis statement: Questions can be disassembled into simpler questions using Higher Order Questions.</text:span></text:p>
            </text:list-item>
            <text:list-item>
              <text:p text:style-name="P3"><text:span text:style-name="T1">Preview main points:</text:span></text:p>
              <text:list>
                <text:list-item>
                  <text:p text:style-name="P3"><text:span text:style-name="T1">map: asks a question about every item in the list</text:span></text:p>
                </text:list-item>
                <text:list-item>
                  <text:p text:style-name="P3"><text:span text:style-name="T1">filter: removes unwanted items from a list</text:span></text:p>
                </text:list-item>
                <text:list-item>
                  <text:p text:style-name="P3"><text:span text:style-name="T1">reduce: most difficult of the three higher order questions</text:span></text:p>
                </text:list-item>
              </text:list>
            </text:list-item>
            <text:list-item>
              <text:p text:style-name="P3"><text:span text:style-name="T1">Establish credibility: My personality dictates that I prefer simple things.</text:span></text:p>
              <text:list>
                <text:list-item>
                  <text:p text:style-name="P3"><text:span text:style-name="T1">Well defined; strictly defined.</text:span></text:p>
                </text:list-item>
                <text:list-item>
                  <text:p text:style-name="P3"><text:span text:style-name="T1">Prefer square rooms over Gaudi architecture.</text:span></text:p>
                </text:list-item>
                <text:list-item>
                  <text:p text:style-name="P3"><text:span text:style-name="T1">Like to know that things make sense; break thinks down into parts.</text:span></text:p>
                </text:list-item>
              </text:list>
            </text:list-item>
            <text:list-item>
              <text:p text:style-name="P3"><text:span text:style-name="T1">Establish rapport with audience/give reason to listen: <text:s/>Today I'd like show you a new way to ask questions, because knowledge is fun, and questions cause knowledge.</text:span></text:p>
            </text:list-item>
          </text:list>
        </text:list-item>
        <text:list-item>
          <text:p text:style-name="P3"><text:span text:style-name="T1">Main Topic 1: Map is a higher order question, that is, it asks a question about another question.</text:span></text:p>
          <text:list>
            <text:list-item>
              <text:p text:style-name="P3"><text:span text:style-name="T1">Requires another question, and a list of nouns.</text:span></text:p>
              <text:list>
                <text:list-item>
                  <text:p text:style-name="P3"><text:span text:style-name="T1">Question: How many calories does it have?</text:span></text:p>
                </text:list-item>
                <text:list-item>
                  <text:p text:style-name="P3"><text:span text:style-name="T1">List: [ tomato apple carrot spaceship ]</text:span></text:p>
                </text:list-item>
                <text:list-item>
                  <text:p text:style-name="P3"><text:span text:style-name="T1">[ tomato apple carrot spaceship ] map (How many calories does it have?)</text:span></text:p>
                  <text:p text:style-name="P3"><text:span text:style-name="T1">= [ 50 79 1 1000000 ]</text:span></text:p>
                </text:list-item>
              </text:list>
            </text:list-item>
            <text:list-item>
              <text:p text:style-name="P3"><text:span text:style-name="T1">The answer to map is always a list of answers.</text:span></text:p>
            </text:list-item>
          </text:list>
          <text:p text:style-name="P3"><text:span text:style-name="T2">Connective</text:span><text:span text:style-name="T1">: What if we don't want any fruit? That's where filter comes in.</text:span></text:p>
        </text:list-item>
        <text:list-item>
          <text:p text:style-name="P3"><text:span text:style-name="T1"><text:s/>Main Topic 2. Filter removes things from a list.</text:span></text:p>
          <text:list>
            <text:list-item>
              <text:p text:style-name="P3"><text:span text:style-name="T1">Like map, but requires a yes or no question</text:span></text:p>
              <text:list>
                <text:list-item>
                  <text:p text:style-name="P3"><text:span text:style-name="T1">If sub-question answers no, drops item from list.</text:span></text:p>
                </text:list-item>
                <text:list-item>
                  <text:p text:style-name="P3"><text:span text:style-name="T1">The answer to filter is always a list.</text:span></text:p>
                </text:list-item>
                <text:list-item>
                  <text:p text:style-name="P3"><text:span text:style-name="T1">filter a lake</text:span></text:p>
                </text:list-item>
                <text:list-item>
                  <text:p text:style-name="P3"><text:soft-page-break/><text:span text:style-name="T1">go fishing</text:span></text:p>
                </text:list-item>
              </text:list>
            </text:list-item>
          </text:list>
          <text:p text:style-name="P3"><text:span text:style-name="T2">Connective</text:span><text:span text:style-name="T1">: A list of fish will only get you so far.</text:span></text:p>
        </text:list-item>
        <text:list-item>
          <text:p text:style-name="P3"><text:span text:style-name="T1">Main Topic 3. Reduce combines elements of a list using a predicate.</text:span></text:p>
          <text:list>
            <text:list-item>
              <text:p text:style-name="P3"><text:span text:style-name="T1">Example: [ 1 2 3 ] reduce (+) = 1 + 2 + 3 = 6</text:span></text:p>
            </text:list-item>
          </text:list>
        </text:list-item>
      </text:list>
      <text:p text:style-name="P1">III. Conclusion A. Signal the ending </text:p>
      <text:p text:style-name="P1">B. Restate thesis C. Recapitulate main points D. Clincher </text:p>
      <text:p text:style-name="P1">Note: All outline drafts must be typed (Times New Roman, 12 pt. font, one-inch margins). </text:p>
      <text:p text:style-name="P2">Last Name 1 </text:p>
      <text:p text:style-name="P1">Outline Sample </text:p>
      <text:p text:style-name="P1">Name: Eric Hörst Topic: Conditioning for Climbers General Purpose: To inform Specific Purpose: To explain to my classmates how to condition specific muscles for rock climbing. </text:p>
      <text:p text:style-name="Text_20_body"><text:span text:style-name="T1">I. Introduction A. Attention getter: Vivid description of Jan Hojer Single Finger Inverted Plank B. Thesis: Climbing-specific strength is attainable if you condition your climbing muscles as well as your antagonistic, or pushing, muscles. C. Rapport: I know we aren’t all rock climbers, but this information is useful for anyone looking to build upper body strength; further, climbing training is pretty fascinating, whether or not you take part in the sport. D. Credibility: My interest in this subject was piqued in 2013. I’d been climbing for about six months when I sustained a tricep injury so severe that I couldn</text:span>’<text:span text:style-name="T1">t bend my dominant arm for a month. In order to prevent this type of injury from ever recurring, I began researching safe training methods. E. Preview: Today, I will discuss general conditioning techniques, climbing-specific conditioning, and injury prevention. </text:span></text:p>
      <text:p text:style-name="P1">II. Main Point: General muscle conditioning can benefit everyone. A. Warming Up </text:p>
      <text:p text:style-name="P1">1. Peer testimony: Finger Curls 2. Wrist, Arm, and Neck Circles 3. Physical example. </text:p>
      <text:p text:style-name="P1">B. Aerobic Exercises 1. Circuit Training </text:p>
      <text:p text:style-name="P1">2. Hypothetical Narrative: Cross Training </text:p>
      <text:p text:style-name="Text_20_body"><text:span text:style-name="T1">Transition: Now that we’ve talked about general conditioning, let’s take a look at some climbing-specific conditioning exercises you can do. </text:span></text:p>
      <text:p text:style-name="P1">III. Main Point: The purpose of climbing-specific conditioning is for the climber to attain maximum strength in the muscles used for pulling, as well as in the opposing, or antagonistic muscle groups. </text:p>
      <text:p text:style-name="P1">A. Upper Body Strength 1. Statistic: Weighted Pull Ups, 2. Definition: Uneven Grip Pull Ups </text:p>
      <text:p text:style-name="P1">B. Antagonistic Conditioning 1. Expert testimony: Daniel Woods 2. Reverse Wrist Curls 3. Upper Torso </text:p>
      <text:p text:style-name="P2">Last Name 2 </text:p>
      <text:p text:style-name="P1">Transition: Unfortunately, many beginners dive right into these demanding conditioning routines without taking proper injury prevention precautions. </text:p>
      <text:p text:style-name="P1">IV. Main Point: Exercising with the specific purpose of preventing climbing-related injuries is essential for longevity in the sport. </text:p>
      <text:p text:style-name="P1">A. Nutrition, Recovery, and Injury Prevention 1. Optimal Sports Nutrition </text:p>
      <text:p text:style-name="P1"><text:soft-page-break/>2. Sleep and Recovery 3. Injury Prevention Tips </text:p>
      <text:p text:style-name="P1">a. Warm-Up and Cool-Down </text:p>
      <text:p text:style-name="Text_20_body"><text:span text:style-name="T1">III. Conclusion A. Signal the end: Approaching each of these steps methodically and thoughtfully has allowed me to do one-armed chin-ups, something I never imagined I’d be capable of. What’s your goal? A single pull-up or chin-up? A single-finger dead hang? B. Restate thesis: Regardless of your specific goal, building general upper body strength is a matter of training specific muscles and those antagonistic muscle groups. C. Restate points: During this presentation, I have discussed general conditioning, climbing-specific conditioning, and injury prevention. D. Clincher: (Reference introduction.) We may never be able to do a single finger inverted plank, like Jan Hojer, but with some training, we can all become a little more beastly. </text:span></text:p>
      <text:p text:style-name="P1">Works Cited </text:p>
      <text:p text:style-name="Text_20_body"><text:span text:style-name="T1">Hörst, Eric J. </text:span><text:span text:style-name="T2">Conditioning for Climbers: The Complete Exercise Guide</text:span><text:span text:style-name="T1">. Helena, MT: Falcon Guides, 2008. Print. </text:span></text:p>
      <text:p text:style-name="Text_20_body"><text:span text:style-name="T2">Jan Hojer is a Beastly Single-Finger Plank Man Machine</text:span><text:span text:style-name="T1">. YouTube. 31 May 2013. Web video. 6 Apr. 2016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TimesNewRomanPS" svg:font-family="TimesNewRomanPS"/>
    <style:font-face style:name="TimesNewRomanPSMT" svg:font-family="TimesNewRomanPS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irksen 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10T12:08:05</meta:creation-date>
    <meta:document-statistic meta:table-count="0" meta:image-count="0" meta:object-count="0" meta:page-count="3" meta:paragraph-count="60" meta:word-count="882" meta:character-count="5399"/>
    <dc:date>2018-07-10T15:48:11</dc:date>
    <meta:editing-duration>PT1H21M8S</meta:editing-duration>
    <meta:editing-cycles>1</meta:editing-cycles>
    <meta:generator>OpenOffice/4.1.5$Unix OpenOffice.org_project/415m1$Build-9789</meta:generator>
  </office:meta>
</office:document-meta>
</file>